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36" text:anchor-type="page" text:anchor-page-number="1" svg:x="153.53mm" svg:y="257.72mm" svg:width="48.51mm" svg:height="31.2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05.02mm" svg:y="257.72mm" svg:width="48.51mm" svg:height="31.2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56.52mm" svg:y="257.72mm" svg:width="48.51mm" svg:height="31.2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8.01mm" svg:y="257.72mm" svg:width="48.51mm" svg:height="31.2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153.53mm" svg:y="226.52mm" svg:width="48.51mm" svg:height="31.2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5.02mm" svg:y="226.52mm" svg:width="48.51mm" svg:height="31.2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56.52mm" svg:y="226.52mm" svg:width="48.51mm" svg:height="31.2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8.01mm" svg:y="226.52mm" svg:width="48.51mm" svg:height="31.2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53.53mm" svg:y="195.32mm" svg:width="48.51mm" svg:height="31.2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105.02mm" svg:y="195.32mm" svg:width="48.51mm" svg:height="31.2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56.52mm" svg:y="195.32mm" svg:width="48.51mm" svg:height="31.2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8.01mm" svg:y="195.32mm" svg:width="48.51mm" svg:height="31.2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53.53mm" svg:y="164.11mm" svg:width="48.51mm" svg:height="31.2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05.02mm" svg:y="164.11mm" svg:width="48.51mm" svg:height="31.2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56.52mm" svg:y="164.11mm" svg:width="48.51mm" svg:height="31.2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8.01mm" svg:y="164.11mm" svg:width="48.51mm" svg:height="31.2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53.53mm" svg:y="132.91mm" svg:width="48.51mm" svg:height="31.2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05.02mm" svg:y="132.91mm" svg:width="48.51mm" svg:height="31.2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56.52mm" svg:y="132.91mm" svg:width="48.51mm" svg:height="31.2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8.01mm" svg:y="132.91mm" svg:width="48.51mm" svg:height="31.2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53.53mm" svg:y="101.71mm" svg:width="48.51mm" svg:height="31.2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05.02mm" svg:y="101.71mm" svg:width="48.51mm" svg:height="31.2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56.52mm" svg:y="101.71mm" svg:width="48.51mm" svg:height="31.2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8.01mm" svg:y="101.71mm" svg:width="48.51mm" svg:height="31.2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53.53mm" svg:y="70.5mm" svg:width="48.51mm" svg:height="31.2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05.02mm" svg:y="70.5mm" svg:width="48.51mm" svg:height="31.2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56.52mm" svg:y="70.5mm" svg:width="48.51mm" svg:height="31.2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8.01mm" svg:y="70.5mm" svg:width="48.51mm" svg:height="31.2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53.53mm" svg:y="39.3mm" svg:width="48.51mm" svg:height="31.2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105.02mm" svg:y="39.3mm" svg:width="48.51mm" svg:height="31.2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56.52mm" svg:y="39.3mm" svg:width="48.51mm" svg:height="31.2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8.01mm" svg:y="39.3mm" svg:width="48.51mm" svg:height="31.2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53.53mm" svg:y="8.1mm" svg:width="48.51mm" svg:height="31.2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05.02mm" svg:y="8.1mm" svg:width="48.51mm" svg:height="31.2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56.52mm" svg:y="8.1mm" svg:width="48.51mm" svg:height="31.2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8.01mm" svg:y="8.1mm" svg:width="48.51mm" svg:height="31.2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8.51mm" svg:height="31.2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1mm" fo:margin-bottom="0mm" fo:margin-left="8.01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33:09.976000000</meta:creation-date>
    <meta:editing-cycles>1</meta:editing-cycles>
    <meta:editing-duration>PT50S</meta:editing-duration>
    <dc:title>Rayfilm 0234</dc:title>
    <dc:date>2022-08-24T12:33:59.483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